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7.086cm" fo:min-width="12.42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6.398cm" fo:min-width="12.49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6.61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4.326cm"/>
    </style:style>
    <style:style style:name="gr5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528cm" fo:min-width="4.326cm" fo:padding-top="0.142cm" fo:padding-bottom="0.142cm" fo:padding-left="0.267cm" fo:padding-right="0.267cm"/>
    </style:style>
    <style:style style:name="gr6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528cm" fo:min-width="6.612cm" fo:padding-top="0.142cm" fo:padding-bottom="0.142cm" fo:padding-left="0.267cm" fo:padding-right="0.26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9900ff" draw:fill-color="#ffffff" draw:textarea-horizontal-align="justify" draw:textarea-vertical-align="middle" draw:auto-grow-height="false" fo:min-height="7.086cm" fo:min-width="12.424cm"/>
    </style:style>
    <style:style style:name="gr9" style:family="graphic" style:parent-style-name="standard">
      <style:graphic-properties svg:stroke-color="#9900ff" draw:fill-color="#ffffff" draw:textarea-horizontal-align="justify" draw:textarea-vertical-align="middle" draw:auto-grow-height="false" fo:min-height="6.398cm" fo:min-width="12.498cm"/>
    </style:style>
    <style:style style:name="gr10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494cm" fo:min-width="4.292cm" fo:padding-top="0.142cm" fo:padding-bottom="0.142cm" fo:padding-left="0.267cm" fo:padding-right="0.267cm"/>
    </style:style>
    <style:style style:name="gr11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494cm" fo:min-width="6.578cm" fo:padding-top="0.142cm" fo:padding-bottom="0.142cm" fo:padding-left="0.267cm" fo:padding-right="0.267cm"/>
    </style:style>
    <style:style style:name="gr12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59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ff3333" fo:font-size="14pt" fo:font-weight="normal" style:font-size-asian="14pt" style:font-weight-asian="normal" style:font-size-complex="14pt" style:font-weight-complex="normal"/>
    </style:style>
    <style:style style:name="P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ff3333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3.716cm" svg:height="8.128cm" svg:x="0.87cm" svg:y="8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716cm" svg:height="7.366cm" svg:x="0.87cm" svg:y="0.3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.112cm" svg:height="1.778cm" svg:x="4.064cm" svg:y="0.824cm">
          <text:p text:style-name="P2">Applica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1.778cm" svg:x="8.89cm" svg:y="4.888cm">
          <text:p text:style-name="P2">TCP/IP Stack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26cm" svg:height="1.778cm" svg:x="1.89cm" svg:y="4.888cm">
          <text:p text:style-name="P2">eth0</text:p>
          <text:p text:style-name="P2">(xen-netfront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26cm" svg:height="1.778cm" svg:x="1.89cm" svg:y="9.488cm">
          <text:p text:style-name="P2">vif1.0</text:p>
          <text:p text:style-name="P2">(xen-netback)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112cm" svg:height="1.778cm" svg:x="4.064cm" svg:y="14.424cm">
          <text:p text:style-name="P2">xenbr0</text:p>
          <text:p text:style-name="P2">(bridge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26cm" svg:height="1.778cm" svg:x="8.79cm" svg:y="11.588cm">
          <text:p text:style-name="P2">bond0</text:p>
          <text:p text:style-name="P2">(bonding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26cm" svg:height="1.778cm" svg:x="8.79cm" svg:y="8.788cm">
          <text:p text:style-name="P2">eth0</text:p>
          <text:p text:style-name="P2">(ixgbe)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668cm" svg:y1="2.602cm" svg:x2="10.668cm" svg:y2="4.888cm">
          <text:p/>
        </draw:line>
        <draw:line draw:style-name="gr7" draw:text-style-name="P3" draw:layer="layout" svg:x1="8.89cm" svg:y1="5.904cm" svg:x2="6.716cm" svg:y2="5.904cm">
          <text:p/>
        </draw:line>
        <draw:line draw:style-name="gr7" draw:text-style-name="P3" draw:layer="layout" svg:x1="2.818cm" svg:y1="6.666cm" svg:x2="2.818cm" svg:y2="9.488cm">
          <text:p/>
        </draw:line>
        <draw:line draw:style-name="gr7" draw:text-style-name="P3" draw:layer="layout" svg:x1="4.318cm" svg:y1="11.266cm" svg:x2="4.318cm" svg:y2="14.54cm">
          <text:p/>
        </draw:line>
        <draw:line draw:style-name="gr7" draw:text-style-name="P3" draw:layer="layout" svg:x1="10.414cm" svg:y1="14.424cm" svg:x2="10.414cm" svg:y2="13.366cm">
          <text:p/>
        </draw:line>
        <draw:line draw:style-name="gr7" draw:text-style-name="P3" draw:layer="layout" svg:x1="10.414cm" svg:y1="11.588cm" svg:x2="10.414cm" svg:y2="10.566cm">
          <text:p/>
        </draw:line>
        <draw:custom-shape draw:style-name="gr8" draw:text-style-name="P1" draw:layer="layout" svg:width="13.716cm" svg:height="8.128cm" svg:x="20.571cm" svg:y="8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3.716cm" svg:height="7.366cm" svg:x="20.571cm" svg:y="0.3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.112cm" svg:height="1.778cm" svg:x="23.765cm" svg:y="0.825cm">
          <text:p text:style-name="P2">Applica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1.778cm" svg:x="21.291cm" svg:y="4.889cm">
          <text:p text:style-name="P2">TCP/IP Stack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826cm" svg:height="1.778cm" svg:x="28.691cm" svg:y="4.889cm">
          <text:p text:style-name="P2">eth0</text:p>
          <text:p text:style-name="P2">(xen-netfront)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826cm" svg:height="1.778cm" svg:x="28.791cm" svg:y="9.489cm">
          <text:p text:style-name="P2">vif1.0</text:p>
          <text:p text:style-name="P2">(xen-netback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112cm" svg:height="1.778cm" svg:x="23.765cm" svg:y="14.425cm">
          <text:p text:style-name="P2">xenbr0</text:p>
          <text:p text:style-name="P2">(bridge)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826cm" svg:height="1.778cm" svg:x="21.591cm" svg:y="11.589cm">
          <text:p text:style-name="P2">bond0</text:p>
          <text:p text:style-name="P2">(bonding)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826cm" svg:height="1.778cm" svg:x="21.591cm" svg:y="8.789cm">
          <text:p text:style-name="P2">eth0</text:p>
          <text:p text:style-name="P2">(ixgbe)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4.676cm" svg:y1="10.567cm" svg:x2="24.676cm" svg:y2="11.589cm">
          <text:p/>
        </draw:line>
        <draw:line draw:style-name="gr7" draw:text-style-name="P3" draw:layer="layout" svg:x1="24.676cm" svg:y1="13.367cm" svg:x2="24.676cm" svg:y2="14.425cm">
          <text:p/>
        </draw:line>
        <draw:line draw:style-name="gr7" draw:text-style-name="P3" draw:layer="layout" svg:x1="29.972cm" svg:y1="14.425cm" svg:x2="29.972cm" svg:y2="11.267cm">
          <text:p/>
        </draw:line>
        <draw:line draw:style-name="gr7" draw:text-style-name="P3" draw:layer="layout" svg:x1="32.512cm" svg:y1="9.489cm" svg:x2="32.512cm" svg:y2="6.667cm">
          <text:p/>
        </draw:line>
        <draw:line draw:style-name="gr7" draw:text-style-name="P3" draw:layer="layout" svg:x1="28.691cm" svg:y1="5.904cm" svg:x2="26.117cm" svg:y2="5.904cm">
          <text:p/>
        </draw:line>
        <draw:line draw:style-name="gr7" draw:text-style-name="P3" draw:layer="layout" svg:x1="24.53cm" svg:y1="4.889cm" svg:x2="24.53cm" svg:y2="2.603cm">
          <text:p/>
        </draw:line>
        <draw:line draw:style-name="gr12" draw:text-style-name="P3" draw:layer="layout" svg:x1="13.616cm" svg:y1="9.46cm" svg:x2="21.591cm" svg:y2="9.46cm">
          <text:p/>
        </draw:line>
        <draw:frame draw:style-name="gr13" draw:text-style-name="P4" draw:layer="layout" svg:width="6.094cm" svg:height="1.361cm" svg:x="2.748cm" svg:y="7.745cm">
          <draw:text-box>
            <text:p><text:span text:style-name="T1">via ring buffer, grant table</text:span></text:p>
            <text:p><text:span text:style-name="T1">and event channel</text:span></text:p>
          </draw:text-box>
        </draw:frame>
        <draw:frame draw:style-name="gr13" draw:text-style-name="P4" draw:layer="layout" svg:width="6.094cm" svg:height="1.361cm" svg:x="26.548cm" svg:y="7.746cm">
          <draw:text-box>
            <text:p><text:span text:style-name="T1">via ring buffer, grant table</text:span></text:p>
            <text:p><text:span text:style-name="T1">and event channel</text:span></text:p>
          </draw:text-box>
        </draw:frame>
        <draw:frame draw:style-name="gr14" draw:text-style-name="P5" draw:layer="layout" svg:width="2.466cm" svg:height="1.038cm" svg:x="1.27cm" svg:y="15.026cm">
          <draw:text-box>
            <text:p><text:span text:style-name="T2">Dom0</text:span></text:p>
          </draw:text-box>
        </draw:frame>
        <draw:frame draw:style-name="gr14" draw:text-style-name="P5" draw:layer="layout" svg:width="2.794cm" svg:height="1.038cm" svg:x="1.27cm" svg:y="0.826cm">
          <draw:text-box>
            <text:p><text:span text:style-name="T2">DomU</text:span></text:p>
          </draw:text-box>
        </draw:frame>
        <draw:frame draw:style-name="gr14" draw:text-style-name="P5" draw:layer="layout" svg:width="2.794cm" svg:height="1.038cm" svg:x="20.77cm" svg:y="0.826cm">
          <draw:text-box>
            <text:p><text:span text:style-name="T2">DomU</text:span></text:p>
          </draw:text-box>
        </draw:frame>
        <draw:frame draw:style-name="gr14" draw:text-style-name="P5" draw:layer="layout" svg:width="2.466cm" svg:height="1.038cm" svg:x="20.97cm" svg:y="15.026cm">
          <draw:text-box>
            <text:p><text:span text:style-name="T2">Dom0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02-27T15:08:14.898178473</dc:date>
    <meta:editing-duration>PT2H5M39S</meta:editing-duration>
    <meta:editing-cycles>128</meta:editing-cycles>
    <meta:generator>LibreOffice/5.1.4.2$Linux_X86_64 LibreOffice_project/10m0$Build-2</meta:generator>
    <meta:document-statistic meta:object-count="60"/>
  </office:meta>
</office:document-meta>
</file>